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r7" style:family="presentation" style:parent-style-name="bluesquares-outline1">
      <style:graphic-properties draw:fill-color="#ffffff" draw:auto-grow-height="true" fo:min-height="17.117cm"/>
    </style:style>
    <style:style style:name="pr8" style:family="presentation" style:parent-style-name="bluesquares-outline1">
      <style:graphic-properties draw:fill-color="#ffffff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  <style:text-properties fo:font-size="12pt"/>
    </style:style>
    <style:style style:name="P15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style:style style:name="T4" style:family="text">
      <style:text-properties fo:font-style="italic"/>
    </style:style>
    <style:style style:name="T5" style:family="text">
      <style:text-properties fo:font-size="32pt"/>
    </style:style>
    <style:style style:name="T6" style:family="text">
      <style:text-properties fo:font-size="14pt"/>
    </style:style>
    <style:style style:name="T7" style:family="text">
      <style:text-properties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40"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id="id41"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id="id42"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id="id43" text:style-name="P6">N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4" text:style-name="P5">Testing is the process of executing a program with the intent of finding an error</text:p>
              </text:list-item>
            </text:list>
            <text:list text:style-name="L2">
              <text:list-item>
                <text:p text:id="id45"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id="id46" text:style-name="P5">A successful test is one that uncovers an as-yet undiscovered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id="id48"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9" text:style-name="P5">All tests should be traceable to customer requirements</text:p>
              </text:list-item>
            </text:list>
            <text:list text:style-name="L2">
              <text:list-item>
                <text:p text:id="id50" text:style-name="P5">Test should be planned long before testing begins, before any code is written</text:p>
              </text:list-item>
            </text:list>
            <text:list text:style-name="L2">
              <text:list-item>
                <text:p text:id="id51"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id="id52"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id="id53" text:style-name="P5">Should begin in the small and progress towards in the lar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4" text:style-name="P5">Exhaustive testing is not possible</text:p>
              </text:list-item>
            </text:list>
            <text:list text:style-name="L2">
              <text:list-item>
                <text:p text:id="id55" text:style-name="P5">To be most effective, testing should be done by an independent third par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id="id56"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id="id57"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id="id58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59"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0"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id="id63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64"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9"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0"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id="id71"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id="id76"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id="id77"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id="id78"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id="id80"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id="id81" text:style-name="P6">Use tests that will most likely uncover a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id="id83"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In general, each test should be executed separate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Black-box testing</text:p>
              </text:list-item>
            </text:list>
            <text:list text:style-name="L2">
              <text:list-item>
                <text:list>
                  <text:list-item>
                    <text:p text:id="id86"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id="id87" text:style-name="P5">White-box testing</text:p>
              </text:list-item>
            </text:list>
            <text:list text:style-name="L2">
              <text:list-item>
                <text:list>
                  <text:list-item>
                    <text:p text:id="id88"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9"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id="id90"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id="id91"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2"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id="id94"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asis Path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5">Enables test designer to derive a logical complexity measure of a procedural design and use this measure as a guide for defining a <text:span text:style-name="T4">basis set</text:span> of execution paths</text:p>
              </text:list-item>
            </text:list>
            <text:list text:style-name="L2">
              <text:list-item>
                <text:p text:id="id101" text:style-name="P5">Test cases derived to execute the <text:span text:style-name="T4">basis set</text:span> are guaranteed to execute every statement in the program at least one time during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equence</text:p>
              </text:list-item>
            </text:list>
            <text:list text:style-name="L2">
              <text:list-item>
                <text:p text:style-name="P5">If</text:p>
              </text:list-item>
            </text:list>
            <text:list text:style-name="L2">
              <text:list-item>
                <text:p text:style-name="P5">While</text:p>
              </text:list-item>
            </text:list>
            <text:list text:style-name="L2">
              <text:list-item>
                <text:p text:style-name="P5">Until</text:p>
              </text:list-item>
            </text:list>
            <text:list text:style-name="L2">
              <text:list-item>
                <text:p text:style-name="P5">Case</text:p>
              </text:list-item>
            </text:list>
          </draw:text-box>
        </draw:frame>
        <draw:custom-shape draw:style-name="gr3" draw:text-style-name="P8" draw:id="id1" draw:layer="layout" svg:width="1.27cm" svg:height="1.27cm" svg:x="13.33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" draw:layer="layout" svg:width="1.27cm" svg:height="1.27cm" svg:x="15.875cm" svg:y="4.44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3" draw:layer="layout" svg:width="1.27cm" svg:height="1.27cm" svg:x="12.7cm" svg:y="6.9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4" draw:layer="layout" svg:width="1.27cm" svg:height="1.27cm" svg:x="13.97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5" draw:layer="layout" svg:width="1.27cm" svg:height="1.27cm" svg:x="11.43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6" draw:layer="layout" svg:width="1.27cm" svg:height="1.27cm" svg:x="12.7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8" draw:layer="layout" svg:width="1.27cm" svg:height="1.27cm" svg:x="8.89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7" draw:layer="layout" svg:width="1.27cm" svg:height="1.27cm" svg:x="11.43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9" draw:layer="layout" svg:width="1.27cm" svg:height="1.27cm" svg:x="13.97cm" svg:y="14.60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1" draw:layer="layout" svg:width="1.27cm" svg:height="1.27cm" svg:x="18.41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0" draw:layer="layout" svg:width="1.27cm" svg:height="1.27cm" svg:x="20.95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2" draw:layer="layout" svg:width="1.27cm" svg:height="1.27cm" svg:x="23.495cm" svg:y="16.5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4" draw:layer="layout" svg:width="1.27cm" svg:height="1.27cm" svg:x="20.955cm" svg:y="6.3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3" draw:layer="layout" svg:width="1.27cm" svg:height="1.27cm" svg:x="18.41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7" draw:layer="layout" svg:width="1.27cm" svg:height="1.27cm" svg:x="23.495cm" svg:y="10.79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6" draw:layer="layout" svg:width="1.27cm" svg:height="1.27cm" svg:x="20.955cm" svg:y="12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15" draw:layer="layout" svg:width="1.27cm" svg:height="1.27cm" svg:x="20.955cm" svg:y="8.8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svg:x1="14.605cm" svg:y1="5.079cm" svg:x2="15.875cm" svg:y2="5.079cm" draw:start-shape="id1" draw:start-glue-point="10" draw:end-shape="id2" draw:end-glue-point="6">
          <text:p text:style-name="P2"/>
        </draw:connector>
        <draw:connector draw:style-name="gr4" draw:text-style-name="P8" draw:layer="layout" draw:type="line" svg:x1="13.784cm" svg:y1="8.069cm" svg:x2="14.154cm" svg:y2="9.074cm" draw:start-shape="id3" draw:start-glue-point="9" draw:end-shape="id4" draw:end-glue-point="5">
          <text:p text:style-name="P2"/>
        </draw:connector>
        <draw:connector draw:style-name="gr4" draw:text-style-name="P8" draw:layer="layout" draw:type="line" svg:x1="12.064cm" svg:y1="8.89cm" svg:x2="12.884cm" svg:y2="8.069cm" draw:start-shape="id5" draw:start-glue-point="4" draw:end-shape="id3" draw:end-glue-point="7">
          <text:p text:style-name="P2"/>
        </draw:connector>
        <draw:connector draw:style-name="gr4" draw:text-style-name="P8" draw:layer="layout" draw:type="line" svg:x1="12.514cm" svg:y1="9.974cm" svg:x2="12.884cm" svg:y2="10.979cm" draw:start-shape="id5" draw:start-glue-point="9" draw:end-shape="id6" draw:end-glue-point="5">
          <text:p text:style-name="P2"/>
        </draw:connector>
        <draw:connector draw:style-name="gr4" draw:text-style-name="P8" draw:layer="layout" draw:type="line" svg:x1="13.784cm" svg:y1="10.979cm" svg:x2="14.154cm" svg:y2="9.974cm" draw:start-shape="id6" draw:start-glue-point="11" draw:end-shape="id4" draw:end-glue-point="7">
          <text:p text:style-name="P2"/>
        </draw:connector>
        <draw:connector draw:style-name="gr4" draw:text-style-name="P8" draw:layer="layout" draw:type="curve" svg:x1="12.064cm" svg:y1="14.605cm" svg:x2="9.524cm" svg:y2="14.605cm" draw:start-shape="id7" draw:start-glue-point="4" draw:end-shape="id8" draw:end-glue-point="4">
          <text:p text:style-name="P2"/>
        </draw:connector>
        <draw:connector draw:style-name="gr4" draw:text-style-name="P8" draw:layer="layout" draw:type="curve" svg:x1="9.524cm" svg:y1="15.875cm" svg:x2="14.604cm" svg:y2="15.875cm" draw:start-shape="id8" draw:start-glue-point="8" draw:end-shape="id9" draw:end-glue-point="8">
          <text:p text:style-name="P2"/>
        </draw:connector>
        <draw:connector draw:style-name="gr4" draw:text-style-name="P8" draw:layer="layout" draw:type="line" svg:x1="10.16cm" svg:y1="15.239cm" svg:x2="11.43cm" svg:y2="15.239cm" draw:start-shape="id8" draw:start-glue-point="10" draw:end-shape="id7" draw:end-glue-point="6">
          <text:p text:style-name="P2"/>
        </draw:connector>
        <draw:connector draw:style-name="gr4" draw:text-style-name="P8" draw:layer="layout" draw:type="curve" svg:x1="21.589cm" svg:y1="16.51cm" svg:x2="19.049cm" svg:y2="16.51cm" draw:start-shape="id10" draw:start-glue-point="4" draw:end-shape="id11" draw:end-glue-point="4">
          <text:p text:style-name="P2"/>
        </draw:connector>
        <draw:connector draw:style-name="gr4" draw:text-style-name="P8" draw:layer="layout" draw:type="line" svg:x1="19.685cm" svg:y1="17.144cm" svg:x2="20.955cm" svg:y2="17.144cm" draw:start-shape="id11" draw:start-glue-point="10" draw:end-shape="id10" draw:end-glue-point="6">
          <text:p text:style-name="P2"/>
        </draw:connector>
        <draw:connector draw:style-name="gr4" draw:text-style-name="P8" draw:layer="layout" draw:type="line" svg:x1="22.225cm" svg:y1="17.144cm" svg:x2="23.495cm" svg:y2="17.144cm" draw:start-shape="id10" draw:start-glue-point="10" draw:end-shape="id12" draw:end-glue-point="6">
          <text:p text:style-name="P2"/>
        </draw:connector>
        <draw:connector draw:style-name="gr4" draw:text-style-name="P8" draw:layer="layout" draw:type="line" svg:x1="19.049cm" svg:y1="10.795cm" svg:x2="21.139cm" svg:y2="7.434cm" draw:start-shape="id13" draw:start-glue-point="4" draw:end-shape="id14" draw:end-glue-point="7">
          <text:p text:style-name="P2"/>
        </draw:connector>
        <draw:connector draw:style-name="gr4" draw:text-style-name="P8" draw:layer="layout" draw:type="line" svg:x1="19.685cm" svg:y1="11.429cm" svg:x2="21.139cm" svg:y2="9.974cm" draw:start-shape="id13" draw:start-glue-point="10" draw:end-shape="id15" draw:end-glue-point="7">
          <text:p text:style-name="P2"/>
        </draw:connector>
        <draw:connector draw:style-name="gr4" draw:text-style-name="P8" draw:layer="layout" draw:type="line" svg:x1="19.499cm" svg:y1="11.879cm" svg:x2="21.139cm" svg:y2="12.884cm" draw:start-shape="id13" draw:start-glue-point="9" draw:end-shape="id16" draw:end-glue-point="5">
          <text:p text:style-name="P2"/>
        </draw:connector>
        <draw:connector draw:style-name="gr4" draw:text-style-name="P8" draw:layer="layout" draw:type="line" svg:x1="22.039cm" svg:y1="12.884cm" svg:x2="23.679cm" svg:y2="11.879cm" draw:start-shape="id16" draw:start-glue-point="11" draw:end-shape="id17" draw:end-glue-point="7">
          <text:p text:style-name="P2"/>
        </draw:connector>
        <draw:connector draw:style-name="gr4" draw:text-style-name="P8" draw:layer="layout" draw:type="line" svg:x1="22.039cm" svg:y1="7.434cm" svg:x2="24.129cm" svg:y2="10.795cm" draw:start-shape="id14" draw:start-glue-point="9" draw:end-shape="id17" draw:end-glue-point="4">
          <text:p text:style-name="P2"/>
        </draw:connector>
        <draw:connector draw:style-name="gr4" draw:text-style-name="P8" draw:layer="layout" draw:type="line" svg:x1="22.225cm" svg:y1="9.524cm" svg:x2="23.679cm" svg:y2="10.979cm" draw:start-shape="id15" draw:start-glue-point="10" draw:end-shape="id17" draw:end-glue-point="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low Graph Notation</text:p>
          </draw:text-box>
        </draw:frame>
        <draw:frame presentation:style-name="pr4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<text:span text:style-name="T5">IF a OR b THEN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x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LS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procedure y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ENDIF</text:span></text:p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draw:custom-shape draw:style-name="gr5" draw:text-style-name="P8" draw:id="id18" draw:layer="layout" svg:width="1.27cm" svg:height="1.27cm" svg:x="19.685cm" svg:y="6.35cm">
          <text:p text:style-name="P11">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19" draw:layer="layout" svg:width="1.27cm" svg:height="1.27cm" svg:x="16.51cm" svg:y="8.89cm">
          <text:p text:style-name="P11">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0" draw:layer="layout" svg:width="1.27cm" svg:height="1.27cm" svg:x="22.86cm" svg:y="8.89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1" draw:layer="layout" svg:width="1.27cm" svg:height="1.27cm" svg:x="19.05cm" svg:y="12.065cm">
          <text:p text:style-name="P11">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id="id23" draw:layer="layout" svg:width="1.27cm" svg:height="1.27cm" svg:x="16.51cm" svg:y="14.605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2" draw:layer="layout" svg:width="1.27cm" svg:height="1.27cm" svg:x="13.97cm" svg:y="12.065cm">
          <text:p text:style-name="P11">y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20.337cm" svg:y1="5.188cm" svg:x2="20.319cm" svg:y2="6.35cm" draw:end-shape="id18" draw:end-glue-point="4">
          <text:p text:style-name="P2"/>
        </draw:connector>
        <draw:connector draw:style-name="gr4" draw:text-style-name="P8" draw:layer="layout" draw:type="line" svg:x1="19.869cm" svg:y1="7.434cm" svg:x2="17.594cm" svg:y2="9.074cm" draw:start-shape="id18" draw:start-glue-point="7" draw:end-shape="id19" draw:end-glue-point="11">
          <text:p text:style-name="P2"/>
        </draw:connector>
        <draw:connector draw:style-name="gr4" draw:text-style-name="P8" draw:layer="layout" draw:type="line" svg:x1="20.955cm" svg:y1="6.984cm" svg:x2="23.044cm" svg:y2="9.074cm" draw:start-shape="id18" draw:start-glue-point="10" draw:end-shape="id20" draw:end-glue-point="5">
          <text:p text:style-name="P2"/>
        </draw:connector>
        <draw:connector draw:style-name="gr4" draw:text-style-name="P8" draw:layer="layout" draw:type="line" svg:x1="17.594cm" svg:y1="9.974cm" svg:x2="19.234cm" svg:y2="12.249cm" draw:start-shape="id19" draw:start-glue-point="9" draw:end-shape="id21" draw:end-glue-point="5">
          <text:p text:style-name="P2"/>
        </draw:connector>
        <draw:connector draw:style-name="gr4" draw:text-style-name="P8" draw:layer="layout" draw:type="line" svg:x1="16.694cm" svg:y1="9.974cm" svg:x2="15.054cm" svg:y2="12.249cm" draw:start-shape="id19" draw:start-glue-point="7" draw:end-shape="id22" draw:end-glue-point="11">
          <text:p text:style-name="P2"/>
        </draw:connector>
        <draw:connector draw:style-name="gr4" draw:text-style-name="P8" draw:layer="layout" draw:type="line" svg:x1="15.054cm" svg:y1="13.149cm" svg:x2="16.694cm" svg:y2="14.789cm" draw:start-shape="id22" draw:start-glue-point="9" draw:end-shape="id23" draw:end-glue-point="5">
          <text:p text:style-name="P2"/>
        </draw:connector>
        <draw:connector draw:style-name="gr4" draw:text-style-name="P8" draw:layer="layout" draw:type="line" svg:x1="19.234cm" svg:y1="13.149cm" svg:x2="17.594cm" svg:y2="14.789cm" draw:start-shape="id21" draw:start-glue-point="7" draw:end-shape="id23" draw:end-glue-point="11">
          <text:p text:style-name="P2"/>
        </draw:connector>
        <draw:connector draw:style-name="gr4" draw:text-style-name="P8" draw:layer="layout" draw:type="curve" svg:x1="23.944cm" svg:y1="9.974cm" svg:x2="17.78cm" svg:y2="15.239cm" draw:start-shape="id20" draw:start-glue-point="9" draw:end-shape="id23" draw:end-glue-point="10">
          <text:p text:style-name="P2"/>
        </draw:connector>
        <draw:connector draw:style-name="gr4" draw:text-style-name="P8" draw:layer="layout" draw:type="line" svg:x1="17.144cm" svg:y1="15.875cm" svg:x2="17.12cm" svg:y2="17.38cm" draw:start-shape="id23" draw:start-glue-point="8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2" text:style-name="P5">Software metric that provides a quantitative measure of the logical complexity of a program</text:p>
              </text:list-item>
            </text:list>
            <text:list text:style-name="L2">
              <text:list-item>
                <text:p text:id="id103" text:style-name="P5">Independent path</text:p>
              </text:list-item>
            </text:list>
            <text:list text:style-name="L2">
              <text:list-item>
                <text:list>
                  <text:list-item>
                    <text:p text:id="id104" text:style-name="P6">A unique path from start to end</text:p>
                  </text:list-item>
                </text:list>
              </text:list-item>
            </text:list>
            <text:list text:style-name="L2">
              <text:list-item>
                <text:p text:id="id105" text:style-name="P5">Basis set</text:p>
              </text:list-item>
            </text:list>
            <text:list text:style-name="L2">
              <text:list-item>
                <text:list>
                  <text:list-item>
                    <text:p text:id="id106" text:style-name="P6">A set of independent pat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24" draw:layer="layout" svg:width="1.27cm" svg:height="1.27cm" svg:x="12.7cm" svg:y="4.445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5" draw:layer="layout" svg:width="1.27cm" svg:height="1.27cm" svg:x="12.7cm" svg:y="6.35cm">
          <text:p text:style-name="P11">2,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7" draw:layer="layout" svg:width="1.27cm" svg:height="1.27cm" svg:x="16.51cm" svg:y="9.525cm">
          <text:p text:style-name="P11">4,5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6" draw:layer="layout" svg:width="1.27cm" svg:height="1.27cm" svg:x="8.255cm" svg:y="9.525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9" draw:layer="layout" svg:width="1.27cm" svg:height="1.27cm" svg:x="10.16cm" svg:y="12.065cm">
          <text:p text:style-name="P11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28" draw:layer="layout" svg:width="1.27cm" svg:height="1.27cm" svg:x="6.35cm" svg:y="12.06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0" draw:layer="layout" svg:width="1.27cm" svg:height="1.27cm" svg:x="8.255cm" svg:y="13.97cm">
          <text:p text:style-name="P11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1" draw:layer="layout" svg:width="1.27cm" svg:height="1.27cm" svg:x="12.752cm" svg:y="15.707cm">
          <text:p text:style-name="P11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2" draw:layer="layout" svg:width="1.27cm" svg:height="1.27cm" svg:x="12.7cm" svg:y="18.415cm">
          <text:p text:style-name="P11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5.715cm" svg:x2="13.334cm" svg:y2="6.35cm" draw:start-shape="id24" draw:start-glue-point="8" draw:end-shape="id25" draw:end-glue-point="4">
          <text:p text:style-name="P2"/>
        </draw:connector>
        <draw:connector draw:style-name="gr4" draw:text-style-name="P8" draw:layer="layout" draw:type="line" svg:x1="12.884cm" svg:y1="7.434cm" svg:x2="9.339cm" svg:y2="9.709cm" draw:start-shape="id25" draw:start-glue-point="7" draw:end-shape="id26" draw:end-glue-point="11">
          <text:p text:style-name="P2"/>
        </draw:connector>
        <draw:connector draw:style-name="gr4" draw:text-style-name="P8" draw:layer="layout" draw:type="line" svg:x1="13.784cm" svg:y1="7.434cm" svg:x2="16.694cm" svg:y2="9.709cm" draw:start-shape="id25" draw:start-glue-point="9" draw:end-shape="id27" draw:end-glue-point="5">
          <text:p text:style-name="P2"/>
        </draw:connector>
        <draw:connector draw:style-name="gr4" draw:text-style-name="P8" draw:layer="layout" draw:type="line" svg:x1="8.439cm" svg:y1="10.609cm" svg:x2="7.434cm" svg:y2="12.249cm" draw:start-shape="id26" draw:start-glue-point="7" draw:end-shape="id28" draw:end-glue-point="11">
          <text:p text:style-name="P2"/>
        </draw:connector>
        <draw:connector draw:style-name="gr4" draw:text-style-name="P8" draw:layer="layout" draw:type="line" svg:x1="9.339cm" svg:y1="10.609cm" svg:x2="10.794cm" svg:y2="12.065cm" draw:start-shape="id26" draw:start-glue-point="9" draw:end-shape="id29" draw:end-glue-point="4">
          <text:p text:style-name="P2"/>
        </draw:connector>
        <draw:connector draw:style-name="gr4" draw:text-style-name="P8" draw:layer="layout" draw:type="line" svg:x1="7.434cm" svg:y1="13.149cm" svg:x2="8.439cm" svg:y2="14.154cm" draw:start-shape="id28" draw:start-glue-point="9" draw:end-shape="id30" draw:end-glue-point="5">
          <text:p text:style-name="P2"/>
        </draw:connector>
        <draw:connector draw:style-name="gr4" draw:text-style-name="P8" draw:layer="layout" draw:type="line" svg:x1="10.344cm" svg:y1="13.149cm" svg:x2="9.339cm" svg:y2="14.154cm" draw:start-shape="id29" draw:start-glue-point="7" draw:end-shape="id30" draw:end-glue-point="11">
          <text:p text:style-name="P2"/>
        </draw:connector>
        <draw:connector draw:style-name="gr4" draw:text-style-name="P8" draw:layer="layout" draw:type="line" svg:x1="9.339cm" svg:y1="15.054cm" svg:x2="12.752cm" svg:y2="16.341cm" draw:start-shape="id30" draw:start-glue-point="9" draw:end-shape="id31" draw:end-glue-point="6">
          <text:p text:style-name="P2"/>
        </draw:connector>
        <draw:connector draw:style-name="gr4" draw:text-style-name="P8" draw:layer="layout" draw:type="line" svg:x1="13.334cm" svg:y1="18.415cm" svg:x2="13.334cm" svg:y2="18.415cm" draw:start-shape="id32" draw:start-glue-point="4" draw:end-shape="id32" draw:end-glue-point="4">
          <text:p text:style-name="P2"/>
        </draw:connector>
        <draw:connector draw:style-name="gr4" draw:text-style-name="P8" draw:layer="layout" draw:type="line" svg:x1="17.144cm" svg:y1="10.795cm" svg:x2="14.022cm" svg:y2="16.341cm" draw:start-shape="id27" draw:start-glue-point="8" draw:end-shape="id31" draw:end-glue-point="10">
          <text:p text:style-name="P2"/>
        </draw:connector>
        <draw:connector draw:style-name="gr4" draw:text-style-name="P8" draw:layer="layout" draw:type="curve" draw:line-skew="-6.87cm" svg:x1="12.7cm" svg:y1="5.079cm" svg:x2="12.7cm" svg:y2="19.049cm" draw:start-shape="id24" draw:start-glue-point="6" draw:end-shape="id32" draw:end-glue-point="6">
          <text:p text:style-name="P2"/>
        </draw:connector>
        <draw:connector draw:style-name="gr4" draw:text-style-name="P8" draw:layer="layout" draw:type="curve" draw:line-skew="5.6cm" svg:x1="14.022cm" svg:y1="16.341cm" svg:x2="13.97cm" svg:y2="5.079cm" draw:start-shape="id31" draw:start-glue-point="10" draw:end-shape="id24" draw:end-glue-point="1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yclomatic Complexity</text:p>
          </draw:text-box>
        </draw:frame>
        <draw:frame presentation:style-name="pr4" draw:text-style-name="P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 text:style-name="P5">Independent paths</text:p>
              </text:list-item>
            </text:list>
            <text:list text:style-name="L2">
              <text:list-item>
                <text:list>
                  <text:list-item>
                    <text:p text:style-name="P6">Path 1: 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2: 1-2-3-4-5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3: 1-2-3-6-8-9-10-1-1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h 4: 1-2-3-6-7-9-10-1-11</text:p>
                  </text:list-item>
                </text:list>
              </text:list-item>
            </text:list>
            <text:list text:style-name="L2">
              <text:list-item>
                <text:p text:style-name="P5">Cyclomatic Complexity</text:p>
              </text:list-item>
            </text:list>
            <text:list text:style-name="L2">
              <text:list-item>
                <text:list>
                  <text:list-item>
                    <text:p text:style-name="P6">Cardinality of bas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V(G) = E – N +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perbound on the number of tests that must be exec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ing Test Cases</text:p>
          </draw:text-box>
        </draw:frame>
        <draw:frame presentation:style-name="pr6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id="id107" text:style-name="P12">Review procedural design</text:p>
              </text:list-item>
            </text:list>
            <text:list text:style-name="L3" text:continue-numbering="true">
              <text:list-item>
                <text:p text:id="id108" text:style-name="P12">Derive a flow graph</text:p>
              </text:list-item>
            </text:list>
            <text:list text:style-name="L3" text:continue-numbering="true">
              <text:list-item>
                <text:p text:id="id109" text:style-name="P12">Determine cyclomatic complexity</text:p>
              </text:list-item>
            </text:list>
            <text:list text:style-name="L3" text:continue-numbering="true">
              <text:list-item>
                <text:p text:id="id110" text:style-name="P12">Determine a basis set</text:p>
              </text:list-item>
            </text:list>
            <text:list text:style-name="L3" text:continue-numbering="true">
              <text:list-item>
                <text:p text:id="id111" text:style-name="P12">Prepare test cases that will force execution of each path in the basis s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27cm" svg:y="0.938cm" presentation:class="title" presentation:user-transformed="true">
          <draw:text-box>
            <text:p text:style-name="P2">Example</text:p>
          </draw:text-box>
        </draw:frame>
        <draw:frame presentation:style-name="pr7" draw:text-style-name="P14" draw:layer="layout" svg:width="25.199cm" svg:height="17.117cm" svg:x="1.4cm" svg:y="3.81cm" presentation:class="outline" presentation:user-transformed="true">
          <draw:text-box>
            <text:list text:style-name="L2">
              <text:list-item>
                <text:p text:style-name="P9"><text:span text:style-name="T6">PROCEDURE search</text:span></text:p>
              </text:list-item>
            </text:list>
            <text:list text:style-name="L2">
              <text:list-item>
                <text:p text:style-name="P9"><text:span text:style-name="T6">INTERFACE RETURNS position</text:span></text:p>
              </text:list-item>
            </text:list>
            <text:list text:style-name="L2">
              <text:list-item>
                <text:p text:style-name="P9"><text:span text:style-name="T6">INTERFACE ACCEPTS data, key</text:span></text:p>
              </text:list-item>
            </text:list>
            <text:list text:style-name="L2">
              <text:list-item>
                <text:p text:style-name="P9"><text:span text:style-name="T6">TYPE data[1:5] IS SCALAR ARRAY;</text:span></text:p>
              </text:list-item>
            </text:list>
            <text:list text:style-name="L2">
              <text:list-item>
                <text:p text:style-name="P9"><text:span text:style-name="T6">TYPE position, key,i IS INTEGER;</text:span></text:p>
              </text:list-item>
            </text:list>
            <text:list text:style-name="L2">
              <text:list-item>
                <text:p text:style-name="P9"><text:span text:style-name="T6">i=1;</text:span></text:p>
              </text:list-item>
            </text:list>
            <text:list text:style-name="L2">
              <text:list-item>
                <text:p text:style-name="P9"><text:span text:style-name="T6">DO WHILE (i &lt;= 5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(data[i] == ke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position = i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6">RETURN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NDI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 = i + 1; 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ENDDO </text:span></text:p>
              </text:list-item>
            </text:list>
            <text:list text:style-name="L2">
              <text:list-item>
                <text:p text:style-name="P9"><text:span text:style-name="T6">position = 0</text:span></text:p>
              </text:list-item>
            </text:list>
            <text:list text:style-name="L2">
              <text:list-item>
                <text:p text:style-name="P9"><text:span text:style-name="T6">END search</text:span></text:p>
              </text:list-item>
            </text:list>
          </draw:text-box>
        </draw:frame>
        <draw:custom-shape draw:style-name="gr5" draw:text-style-name="P8" draw:layer="layout" svg:width="1.27cm" svg:height="1.27cm" svg:x="3.175cm" svg:y="8.89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9.525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0.795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7.62cm" svg:y="12.065cm">
          <text:p text:style-name="P1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4.60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6.51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layer="layout" svg:width="1.27cm" svg:height="1.27cm" svg:x="5.715cm" svg:y="17.78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custom-shape draw:style-name="gr5" draw:text-style-name="P8" draw:id="id33" draw:layer="layout" svg:width="1.27cm" svg:height="1.27cm" svg:x="12.7cm" svg:y="5.08cm">
          <text:p text:style-name="P1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4" draw:layer="layout" svg:width="1.27cm" svg:height="1.27cm" svg:x="12.7cm" svg:y="7.62cm">
          <text:p text:style-name="P1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6.35cm" svg:x2="13.334cm" svg:y2="7.62cm" draw:start-shape="id33" draw:start-glue-point="8" draw:end-shape="id34" draw:end-glue-point="4">
          <text:p text:style-name="P2"/>
        </draw:connector>
        <draw:custom-shape draw:style-name="gr5" draw:text-style-name="P8" draw:id="id35" draw:layer="layout" svg:width="1.27cm" svg:height="1.27cm" svg:x="12.7cm" svg:y="10.16cm">
          <text:p text:style-name="P11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1" draw:id="id36" draw:layer="layout" svg:width="1.27cm" svg:height="1.27cm" svg:x="10.16cm" svg:y="12.065cm">
          <text:p text:style-name="P11">4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3.334cm" svg:y1="8.89cm" svg:x2="13.334cm" svg:y2="10.16cm" draw:start-shape="id34" draw:start-glue-point="8" draw:end-shape="id35" draw:end-glue-point="4">
          <text:p text:style-name="P2"/>
        </draw:connector>
        <draw:connector draw:style-name="gr4" draw:text-style-name="P8" draw:layer="layout" draw:type="line" svg:x1="12.7cm" svg:y1="10.794cm" svg:x2="11.244cm" svg:y2="12.249cm" draw:start-shape="id35" draw:start-glue-point="6" draw:end-shape="id36" draw:end-glue-point="11">
          <text:p text:style-name="P2"/>
        </draw:connector>
        <draw:custom-shape draw:style-name="gr5" draw:text-style-name="P8" draw:id="id37" draw:layer="layout" svg:width="1.27cm" svg:height="1.27cm" svg:x="15.24cm" svg:y="12.065cm">
          <text:p text:style-name="P1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8" draw:id="id38" draw:layer="layout" svg:width="1.27cm" svg:height="1.27cm" svg:x="13.97cm" svg:y="13.97cm">
          <text:p text:style-name="P1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5.874cm" svg:y1="13.335cm" svg:x2="15.054cm" svg:y2="14.154cm" draw:start-shape="id37" draw:start-glue-point="8" draw:end-shape="id38" draw:end-glue-point="11">
          <text:p text:style-name="P2"/>
        </draw:connector>
        <draw:connector draw:style-name="gr4" draw:text-style-name="P8" draw:layer="layout" draw:type="curve" svg:x1="16.51cm" svg:y1="12.699cm" svg:x2="13.97cm" svg:y2="8.254cm" draw:start-shape="id37" draw:start-glue-point="10" draw:end-shape="id34" draw:end-glue-point="10">
          <text:p text:style-name="P2"/>
        </draw:connector>
        <draw:connector draw:style-name="gr4" draw:text-style-name="P8" draw:layer="layout" draw:type="line" svg:x1="13.97cm" svg:y1="10.794cm" svg:x2="15.874cm" svg:y2="12.065cm" draw:start-shape="id35" draw:start-glue-point="10" draw:end-shape="id37" draw:end-glue-point="4">
          <text:p text:style-name="P2"/>
        </draw:connector>
        <draw:connector draw:style-name="gr4" draw:text-style-name="P8" draw:layer="layout" draw:type="line" svg:x1="10.794cm" svg:y1="13.335cm" svg:x2="12.249cm" svg:y2="16.059cm" draw:start-shape="id36" draw:start-glue-point="8" draw:end-shape="id39" draw:end-glue-point="5">
          <text:p text:style-name="P2"/>
        </draw:connector>
        <draw:custom-shape draw:style-name="gr5" draw:text-style-name="P8" draw:id="id39" draw:layer="layout" svg:width="1.27cm" svg:height="1.27cm" svg:x="12.065cm" svg:y="15.875cm">
          <text:p text:style-name="P1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8" draw:layer="layout" draw:type="line" svg:x1="14.154cm" svg:y1="15.054cm" svg:x2="13.149cm" svg:y2="16.059cm" draw:start-shape="id38" draw:start-glue-point="7" draw:end-shape="id39" draw:end-glue-point="11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5">V(G) = 8 – 7 + 2 = 3</text:p>
              </text:list-item>
            </text:list>
            <text:list text:style-name="L2">
              <text:list-item>
                <text:p text:id="id113" text:style-name="P5">Path 1: 1-2-3-4-7</text:p>
              </text:list-item>
            </text:list>
            <text:list text:style-name="L2">
              <text:list-item>
                <text:p text:id="id114" text:style-name="P5">Path 2: 1-[2-3-5]*-2-3-4-7</text:p>
              </text:list-item>
            </text:list>
            <text:list text:style-name="L2">
              <text:list-item>
                <text:p text:id="id115" text:style-name="P5">Path 3: 1-[2-3-5]*-6-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xample</text:p>
          </draw:text-box>
        </draw:frame>
        <draw:frame presentation:style-name="pr4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6" text:style-name="P5">Path 1 Test Case</text:p>
              </text:list-item>
            </text:list>
            <text:list text:style-name="L2">
              <text:list-item>
                <text:list>
                  <text:list-item>
                    <text:p text:id="id117" text:style-name="P6">data : [1,2,3,4,5], key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expected: 1</text:p>
                  </text:list-item>
                </text:list>
              </text:list-item>
            </text:list>
            <text:list text:style-name="L2">
              <text:list-item>
                <text:p text:id="id119" text:style-name="P5">Path 2 Test Case</text:p>
              </text:list-item>
            </text:list>
            <text:list text:style-name="L2">
              <text:list-item>
                <text:list>
                  <text:list-item>
                    <text:p text:id="id120" text:style-name="P6">data : [1,2,3,4,5], key: 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expected: 5</text:p>
                  </text:list-item>
                </text:list>
              </text:list-item>
            </text:list>
            <text:list text:style-name="L2">
              <text:list-item>
                <text:p text:id="id122" text:style-name="P5">Path 3 Test Case</text:p>
              </text:list-item>
            </text:list>
            <text:list text:style-name="L2">
              <text:list-item>
                <text:list>
                  <text:list-item>
                    <text:p text:id="id123" text:style-name="P6">data : [1,2,3,4,5], key: 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6">expected: 0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5.328cm" svg:x="1.4cm" svg:y="4.914cm" presentation:class="outline" presentation:user-transformed="true">
          <draw:text-box>
            <text:list text:style-name="L2">
              <text:list-item>
                <text:p text:id="id125" text:style-name="P5">Tests the logical conditions contained in a program module</text:p>
              </text:list-item>
            </text:list>
            <text:list text:style-name="L2">
              <text:list-item>
                <text:p text:id="id126" text:style-name="P5">Definitions</text:p>
              </text:list-item>
            </text:list>
            <text:list text:style-name="L2">
              <text:list-item>
                <text:list>
                  <text:list-item>
                    <text:p text:id="id127" text:style-name="P6">simple condition : boolean variable, relational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6">relational expression : E1(relational-operator)E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relational operator : &lt;,&lt;=,==,!=,&gt;,&gt;=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0" text:style-name="P6">compound condition : composed of two or more simple conditions, boolean operators, parenthesi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Definitions</text:p>
              </text:list-item>
            </text:list>
            <text:list text:style-name="L2">
              <text:list-item>
                <text:list>
                  <text:list-item>
                    <text:p text:id="id131" text:style-name="P6">boolean operators : OR (|), AND (&amp;&amp;), NOT(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boolean expression : condition without relational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components in a cond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boolean operator, boolean variable, pair of boolean parenthesis(surrounding a simple or compound condition), relational operator, or arithmetic express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5" text:style-name="P5">A condition is incorrect if at least one component of the condition is incorrect</text:p>
              </text:list-item>
            </text:list>
            <text:list text:style-name="L2">
              <text:list-item>
                <text:p text:id="id136" text:style-name="P5">Types of error in a condition</text:p>
              </text:list-item>
            </text:list>
            <text:list text:style-name="L2">
              <text:list-item>
                <text:list>
                  <text:list-item>
                    <text:p text:id="id137" text:style-name="P6">boolean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boolean variable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boolean parenthesis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0" text:style-name="P6">relational operator err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arithmetic expression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dition Testing</text:p>
          </draw:text-box>
        </draw:frame>
        <draw:frame presentation:style-name="pr8" draw:text-style-name="P5" draw:layer="layout" svg:width="25.199cm" svg:height="13.996cm" svg:x="1.4cm" svg:y="4.914cm" presentation:class="outline" presentation:user-transformed="true">
          <draw:text-box>
            <text:list text:style-name="L2">
              <text:list-item>
                <text:p text:id="id142" text:style-name="P5">Testing strategies</text:p>
              </text:list-item>
            </text:list>
            <text:list text:style-name="L2">
              <text:list-item>
                <text:list>
                  <text:list-item>
                    <text:p text:id="id143" text:style-name="P6">Branch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4" text:style-name="P7">For a compound condition C, the true and false branches of C and every simple condition in C need to be executed at least o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Domain Te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6" text:style-name="P7">Given a relational expression: E1(relational-operator)E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47" text:style-name="P15">test for E1{&lt;,=,&gt;}E2, three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6">Exhaustive testing for n boolean express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7">useful if n is small (2 to the n) combination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5.268cm" svg:x="1.4cm" svg:y="4.914cm" presentation:class="outline" presentation:user-transformed="true">
          <draw:text-box>
            <text:list text:style-name="L2">
              <text:list-item>
                <text:p text:id="id150" text:style-name="P5">Selects test paths of a program according to the location of the definitions and uses of variables in the program</text:p>
              </text:list-item>
            </text:list>
            <text:list text:style-name="L2">
              <text:list-item>
                <text:p text:id="id151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2" text:style-name="P6">DEF(S) = { X | statement S contain a definition of X 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3" text:style-name="P6">USE(S) = { X | statement S contain a use of X}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4" text:style-name="P6">live(X,S,S') : there is a path from S to S' with no other definition of 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Flow Testing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5" text:style-name="P5">For a statement with S as statement number </text:p>
              </text:list-item>
            </text:list>
            <text:list text:style-name="L2">
              <text:list-item>
                <text:list>
                  <text:list-item>
                    <text:p text:id="id156" text:style-name="P6">Definition-Use chain (DU chain) of variable X is of the form [X, S, S'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7" text:style-name="P7">X member of DEF(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7">X member of USE(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9" text:style-name="P7">live(X,S,S'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60" text:style-name="P5">Data flow testing requires that every DU chain be covered at least o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1" text:style-name="P5">Focuses on the validity of loop constructs</text:p>
              </text:list-item>
            </text:list>
            <text:list text:style-name="L2">
              <text:list-item>
                <text:p text:id="id162"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3" text:style-name="P6">simple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7">skip loop entire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5" text:style-name="P7">only one pas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7">two passes through the loo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7">m passes through the loop where m &lt; 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7">n-1, n, n + 1 passes through the loo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oop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lasses of loops</text:p>
              </text:list-item>
            </text:list>
            <text:list text:style-name="L2">
              <text:list-item>
                <text:list>
                  <text:list-item>
                    <text:p text:id="id169" text:style-name="P6">nes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0" text:style-name="P7">Start at the innermost loop. Set all other loops to minimum val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1" text:style-name="P7">Work outwar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7">Continue until all loops have been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Concatenated loo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7">use approach for simple loop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6">Unstructured loops (GOTO-ful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7">redesig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5.251cm" svg:x="1.4cm" svg:y="4.914cm" presentation:class="outline" presentation:user-transformed="true">
          <draw:text-box>
            <text:list text:style-name="L2">
              <text:list-item>
                <text:p text:id="id177" text:style-name="P5">Test the functional requirements</text:p>
              </text:list-item>
            </text:list>
            <text:list text:style-name="L2">
              <text:list-item>
                <text:p text:id="id178" text:style-name="P5">Not an alternative to WBT</text:p>
              </text:list-item>
            </text:list>
            <text:list text:style-name="L2">
              <text:list-item>
                <text:p text:id="id179" text:style-name="P5">Attempts to find errors on the following categories</text:p>
              </text:list-item>
            </text:list>
            <text:list text:style-name="L2">
              <text:list-item>
                <text:list>
                  <text:list-item>
                    <text:p text:id="id180" text:style-name="P6">incorrect or missing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6">interfa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2" text:style-name="P6">errors in data structures or external database ac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3" text:style-name="P6">performance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initialization/termination err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lack-Box Testing</text:p>
          </draw:text-box>
        </draw:frame>
        <draw:frame presentation:style-name="pr8" draw:text-style-name="P5" draw:layer="layout" svg:width="25.199cm" svg:height="14.811cm" svg:x="1.4cm" svg:y="4.914cm" presentation:class="outline" presentation:user-transformed="true">
          <draw:text-box>
            <text:list text:style-name="L2">
              <text:list-item>
                <text:p text:id="id185" text:style-name="P5">Performed late in the testing process</text:p>
              </text:list-item>
            </text:list>
            <text:list text:style-name="L2">
              <text:list-item>
                <text:p text:id="id186" text:style-name="P5">Focus on the information domain</text:p>
              </text:list-item>
            </text:list>
            <text:list text:style-name="L2">
              <text:list-item>
                <text:list>
                  <text:list-item>
                    <text:p text:id="id187" text:style-name="P6">How is functional validity test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8" text:style-name="P6">What classes of input will make good test cas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9" text:style-name="P6">Is the system sensitive to certain input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0" text:style-name="P6">How are boundaries of a data class isola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1" text:style-name="P6">What data rates and data volume can the system tole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2" text:style-name="P6">What effect will specific combination of data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raph-Based Testing</text:p>
          </draw:text-box>
        </draw:frame>
        <draw:frame presentation:style-name="pr4" draw:text-style-name="P5" draw:layer="layout" svg:width="25.199cm" svg:height="15.401cm" svg:x="1.4cm" svg:y="4.914cm" presentation:class="outline" presentation:user-transformed="true">
          <draw:text-box>
            <text:list text:style-name="L2">
              <text:list-item>
                <text:p text:id="id193" text:style-name="P5">Model objects (program or data) and their relationships as a graph</text:p>
              </text:list-item>
            </text:list>
            <text:list text:style-name="L2">
              <text:list-item>
                <text:p text:id="id194" text:style-name="P5">Nodes represent objects</text:p>
              </text:list-item>
            </text:list>
            <text:list text:style-name="L2">
              <text:list-item>
                <text:p text:id="id195" text:style-name="P5">Links/Edges represent relationships</text:p>
              </text:list-item>
            </text:list>
            <text:list text:style-name="L2">
              <text:list-item>
                <text:list>
                  <text:list-item>
                    <text:p text:id="id196" text:style-name="P6">May be labeled</text:p>
                  </text:list-item>
                </text:list>
              </text:list-item>
            </text:list>
            <text:list text:style-name="L2">
              <text:list-item>
                <text:p text:id="id197" text:style-name="P5">Test cases are derived by traversing the graph and covering each of the relationships shown in the graph</text:p>
              </text:list-item>
            </text:list>
            <text:list text:style-name="L2">
              <text:list-item>
                <text:p text:id="id198" text:style-name="P5">Relationship may be: symmetric, transitive, and reflexiv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9" text:style-name="P5">Divides the input domain of a program <text:s/>into classes of data from which test cases <text:s/>can be derived</text:p>
              </text:list-item>
            </text:list>
            <text:list text:style-name="L2">
              <text:list-item>
                <text:p text:id="id200" text:style-name="P5">An ideal test case single-handedly uncovers a class of errors that might otherwise require many cases to be executed</text:p>
              </text:list-item>
            </text:list>
            <text:list text:style-name="L2">
              <text:list-item>
                <text:p text:id="id201" text:style-name="P5">Goal is to define a test case that uncovers classes of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4.808cm" svg:x="1.4cm" svg:y="4.914cm" presentation:class="outline" presentation:user-transformed="true">
          <draw:text-box>
            <text:list text:style-name="L2">
              <text:list-item>
                <text:p text:id="id202" text:style-name="P5">An equivalence class is present when a relationship is symmetric, transitive, and reflexive</text:p>
              </text:list-item>
            </text:list>
            <text:list text:style-name="L2">
              <text:list-item>
                <text:p text:id="id203" text:style-name="P5">Given a set X and an equivalence relation ~ on X, the equivalence class of an element a in X is the subset of all elements in X which are equivalent to a</text:p>
              </text:list-item>
            </text:list>
            <text:list text:style-name="L2">
              <text:list-item>
                <text:list>
                  <text:list-item>
                    <text:p text:id="id204" text:style-name="P6">If X is the set of all cars, and ~ is the equivalence relation "has the same color as", then one particular equivalence class consists of all green ca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quivalence Partition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5" text:style-name="P5">Guidelines for creating equivalence classes given type of input condition</text:p>
              </text:list-item>
            </text:list>
            <text:list text:style-name="L2">
              <text:list-item>
                <text:list>
                  <text:list-item>
                    <text:p text:id="id206" text:style-name="P6"><text:span text:style-name="T4">range</text:span>: one valid, 2 invalid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7" text:style-name="P7">Within range, lesser than minimum, greater than maxim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8" text:style-name="P6"><text:span text:style-name="T4">value</text:span>: one valid, two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9" text:style-name="P6"><text:span text:style-name="T4">member of a set</text:span>: one valid and one inval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0" text:style-name="P6"><text:span text:style-name="T7">boolean</text:span>: one valid and one invali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11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212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213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40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7T00:12:20</dc:date>
    <meta:print-date>2008-02-04T07:26:42</meta:print-date>
    <dc:language>en-US</dc:language>
    <meta:editing-cycles>3211</meta:editing-cycles>
    <meta:editing-duration>P3DT5H54M56S</meta:editing-duration>
    <meta:user-defined meta:name="Info 1"/>
    <meta:user-defined meta:name="Info 2"/>
    <meta:user-defined meta:name="Info 3"/>
    <meta:user-defined meta:name="Info 4"/>
    <meta:document-statistic meta:object-count="274"/>
  </office:meta>
</office:document-meta>
</file>